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Standard"/>
      <text:p text:style-name="Standard"/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P1">Pour jeudi 13 septembre</text:p>
      <text:p text:style-name="Standard">-lire le carnet de sons</text:p>
      <text:p text:style-name="Standard">-revoir les mots-outils </text:p>
      <text:p text:style-name="Standard">-lire les syllabes de la page <text:s text:c="5"/>de Taoki</text:p>
      <text:p text:style-name="Standard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P2"><text:s/></text:p>
      <text:p text:style-name="P2"/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Standard"><text:span text:style-name="T1">Pour vendredi 14 septembre</text:span></text:p>
      <text:p text:style-name="P2">-lire le carnet de sons</text:p>
      <text:p text:style-name="P2">-revoir les mots-outils</text:p>
      <text:p text:style-name="P2">-lire les syllabes de la page <text:s text:c="4"/>de Taoki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97cm" fo:margin-bottom="1.988cm" fo:margin-left="0.549cm" fo:margin-right="0.672cm" style:writing-mode="lr-tb" style:footnote-max-height="0cm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09T16:55:12.85</meta:creation-date>
    <dc:date>2018-09-09T17:01:59.70</dc:date>
    <dc:creator>Sabrina Agnellini</dc:creator>
    <meta:editing-duration>PT6M49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85" meta:word-count="420" meta:character-count="2385"/>
  </office:meta>
</office:document-meta>
</file>